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text-properties officeooo:rsid="0039e0d0" officeooo:paragraph-rsid="0039e0d0"/>
    </style:style>
    <style:style style:name="P2" style:family="paragraph" style:parent-style-name="Standard">
      <style:paragraph-properties fo:text-align="center" style:justify-single-word="false"/>
      <style:text-properties fo:font-weight="bold" officeooo:rsid="000bb834" officeooo:paragraph-rsid="000bb834" style:font-weight-asian="bold" style:font-weight-complex="bold"/>
    </style:style>
    <style:style style:name="P3" style:family="paragraph" style:parent-style-name="Standard">
      <style:paragraph-properties fo:text-align="center" style:justify-single-word="false"/>
      <style:text-properties fo:font-weight="bold" officeooo:rsid="000bb834" officeooo:paragraph-rsid="00d4e43a" style:font-weight-asian="bold" style:font-weight-complex="bold"/>
    </style:style>
    <style:style style:name="P4" style:family="paragraph" style:parent-style-name="Standard">
      <style:text-properties fo:font-weight="bold" officeooo:rsid="000bb834" officeooo:paragraph-rsid="000d1bc0" style:font-weight-asian="bold" style:font-weight-complex="bold"/>
    </style:style>
    <style:style style:name="P5" style:family="paragraph" style:parent-style-name="Standard">
      <style:text-properties fo:font-weight="bold" officeooo:rsid="000bb834" officeooo:paragraph-rsid="00d4e43a" style:font-weight-asian="bold" style:font-weight-complex="bold"/>
    </style:style>
    <style:style style:name="P6" style:family="paragraph" style:parent-style-name="Standard">
      <style:text-properties fo:font-weight="bold" officeooo:rsid="000bb834" officeooo:paragraph-rsid="00e9c70c" style:font-weight-asian="bold" style:font-weight-complex="bold"/>
    </style:style>
    <style:style style:name="P7" style:family="paragraph" style:parent-style-name="Standard">
      <style:text-properties fo:font-weight="bold" officeooo:rsid="000e30c9" officeooo:paragraph-rsid="000e30c9" style:font-weight-asian="bold" style:font-weight-complex="bold"/>
    </style:style>
    <style:style style:name="P8" style:family="paragraph" style:parent-style-name="Standard">
      <style:text-properties fo:font-weight="bold" officeooo:rsid="000e30c9" officeooo:paragraph-rsid="00d4e43a" style:font-weight-asian="bold" style:font-weight-complex="bold"/>
    </style:style>
    <style:style style:name="P9" style:family="paragraph" style:parent-style-name="Standard">
      <style:text-properties fo:font-weight="bold" officeooo:rsid="00b96035" officeooo:paragraph-rsid="00b96035" style:font-weight-asian="bold" style:font-weight-complex="bold"/>
    </style:style>
    <style:style style:name="P10" style:family="paragraph" style:parent-style-name="Standard">
      <style:text-properties fo:font-weight="bold" officeooo:rsid="00b96035" officeooo:paragraph-rsid="00d4e43a" style:font-weight-asian="bold" style:font-weight-complex="bold"/>
    </style:style>
    <style:style style:name="P11" style:family="paragraph" style:parent-style-name="Standard">
      <style:text-properties fo:font-weight="bold" officeooo:rsid="00c210ba" officeooo:paragraph-rsid="00c210ba" style:font-weight-asian="bold" style:font-weight-complex="bold"/>
    </style:style>
    <style:style style:name="P12" style:family="paragraph" style:parent-style-name="Standard">
      <style:text-properties fo:font-weight="bold" officeooo:rsid="00c210ba" officeooo:paragraph-rsid="00d4e43a" style:font-weight-asian="bold" style:font-weight-complex="bold"/>
    </style:style>
    <style:style style:name="P13" style:family="paragraph" style:parent-style-name="Standard">
      <style:text-properties fo:font-weight="normal" officeooo:rsid="009052f0" officeooo:paragraph-rsid="009052f0" style:font-weight-asian="normal" style:font-weight-complex="normal"/>
    </style:style>
    <style:style style:name="P14" style:family="paragraph" style:parent-style-name="Standard">
      <style:text-properties fo:font-weight="normal" officeooo:rsid="009052f0" officeooo:paragraph-rsid="00d4e43a" style:font-weight-asian="normal" style:font-weight-complex="normal"/>
    </style:style>
    <style:style style:name="P15" style:family="paragraph" style:parent-style-name="Standard">
      <style:text-properties fo:font-weight="normal" officeooo:rsid="00b96035" officeooo:paragraph-rsid="00b96035" style:font-weight-asian="normal" style:font-weight-complex="normal"/>
    </style:style>
    <style:style style:name="P16" style:family="paragraph" style:parent-style-name="Standard">
      <style:text-properties fo:font-weight="normal" officeooo:rsid="00c37a98" officeooo:paragraph-rsid="00c37a98" style:font-weight-asian="normal" style:font-weight-complex="normal"/>
    </style:style>
    <style:style style:name="P17" style:family="paragraph" style:parent-style-name="Standard">
      <style:text-properties fo:font-weight="normal" officeooo:rsid="00c37a98" officeooo:paragraph-rsid="00ced068" style:font-weight-asian="normal" style:font-weight-complex="normal"/>
    </style:style>
    <style:style style:name="P18" style:family="paragraph" style:parent-style-name="Standard">
      <style:text-properties fo:font-weight="normal" officeooo:rsid="00dec0bf" officeooo:paragraph-rsid="00dec0bf" style:font-weight-asian="normal" style:font-weight-complex="normal"/>
    </style:style>
    <style:style style:name="P19" style:family="paragraph" style:parent-style-name="Standard">
      <style:text-properties fo:font-weight="normal" officeooo:rsid="00e7b336" officeooo:paragraph-rsid="00e7b336" style:font-weight-asian="normal" style:font-weight-complex="normal"/>
    </style:style>
    <style:style style:name="P20" style:family="paragraph" style:parent-style-name="Standard">
      <style:text-properties fo:font-weight="normal" officeooo:rsid="00e7b336" officeooo:paragraph-rsid="00e7e7d6" style:font-weight-asian="normal" style:font-weight-complex="normal"/>
    </style:style>
    <style:style style:name="P21" style:family="paragraph" style:parent-style-name="Standard">
      <style:text-properties fo:font-weight="normal" officeooo:rsid="00e7b336" officeooo:paragraph-rsid="00f35c88" style:font-weight-asian="normal" style:font-weight-complex="normal"/>
    </style:style>
    <style:style style:name="P22" style:family="paragraph" style:parent-style-name="Standard">
      <style:text-properties fo:font-weight="normal" officeooo:rsid="00eb89d2" officeooo:paragraph-rsid="00eb89d2" style:font-weight-asian="normal" style:font-weight-complex="normal"/>
    </style:style>
    <style:style style:name="P23" style:family="paragraph" style:parent-style-name="Standard">
      <style:text-properties fo:font-weight="normal" officeooo:rsid="00f35c88" officeooo:paragraph-rsid="00f35c88" style:font-weight-asian="normal" style:font-weight-complex="normal"/>
    </style:style>
    <style:style style:name="P24" style:family="paragraph" style:parent-style-name="Standard">
      <style:text-properties fo:font-weight="normal" officeooo:rsid="00f3d6bd" officeooo:paragraph-rsid="00f3d6bd" style:font-weight-asian="normal" style:font-weight-complex="normal"/>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officeooo:rsid="00abcee9" officeooo:paragraph-rsid="00abcee9" style:font-weight-asian="bold" style:font-weight-complex="bold"/>
    </style:style>
    <style:style style:name="P26" style:family="paragraph" style:parent-style-name="Standard">
      <style:paragraph-properties fo:text-align="center" style:justify-single-word="false"/>
      <style:text-properties style:text-underline-style="solid" style:text-underline-width="auto" style:text-underline-color="font-color" fo:font-weight="bold" officeooo:rsid="00abcee9" officeooo:paragraph-rsid="00d4e43a" style:font-weight-asian="bold" style:font-weight-complex="bold"/>
    </style:style>
    <style:style style:name="P27" style:family="paragraph" style:parent-style-name="Standard">
      <style:text-properties style:font-name="Courier 10 Pitch"/>
    </style:style>
    <style:style style:name="P28" style:family="paragraph" style:parent-style-name="Standard">
      <style:text-properties style:font-name="Courier 10 Pitch" fo:font-weight="normal" officeooo:rsid="00b96035" officeooo:paragraph-rsid="00b96035" style:font-weight-asian="normal" style:font-weight-complex="normal"/>
    </style:style>
    <style:style style:name="P29" style:family="paragraph" style:parent-style-name="Standard">
      <style:text-properties style:font-name="Courier 10 Pitch" fo:font-weight="normal" officeooo:rsid="00b96035" officeooo:paragraph-rsid="00bef26c" style:font-weight-asian="normal" style:font-weight-complex="normal"/>
    </style:style>
    <style:style style:name="P30" style:family="paragraph" style:parent-style-name="Standard">
      <style:text-properties style:font-name="Courier 10 Pitch" fo:font-weight="normal" officeooo:rsid="00c37a98" officeooo:paragraph-rsid="00c37a98" style:font-weight-asian="normal" style:font-weight-complex="normal"/>
    </style:style>
    <style:style style:name="P31" style:family="paragraph" style:parent-style-name="Standard">
      <style:text-properties style:font-name="Courier 10 Pitch" fo:font-weight="normal" officeooo:rsid="00c37a98" officeooo:paragraph-rsid="00cb796e" style:font-weight-asian="normal" style:font-weight-complex="normal"/>
    </style:style>
    <style:style style:name="P32" style:family="paragraph" style:parent-style-name="Standard">
      <style:text-properties style:font-name="Courier 10 Pitch" fo:font-weight="normal" officeooo:rsid="00dec0bf" officeooo:paragraph-rsid="00dec0bf" style:font-weight-asian="normal" style:font-weight-complex="normal"/>
    </style:style>
    <style:style style:name="P33" style:family="paragraph" style:parent-style-name="Standard">
      <style:text-properties style:font-name="Courier 10 Pitch" fo:font-weight="normal" officeooo:rsid="00dec0bf" officeooo:paragraph-rsid="00e47ba2" style:font-weight-asian="normal" style:font-weight-complex="normal"/>
    </style:style>
    <style:style style:name="P34" style:family="paragraph" style:parent-style-name="Standard">
      <style:text-properties style:font-name="Courier 10 Pitch" fo:font-weight="normal" officeooo:rsid="00e7b336" officeooo:paragraph-rsid="00e7b336" style:font-weight-asian="normal" style:font-weight-complex="normal"/>
    </style:style>
    <style:style style:name="P35" style:family="paragraph" style:parent-style-name="Standard">
      <style:text-properties style:font-name="Courier 10 Pitch" fo:font-weight="normal" officeooo:rsid="00e7b336" officeooo:paragraph-rsid="00e9c70c" style:font-weight-asian="normal" style:font-weight-complex="normal"/>
    </style:style>
    <style:style style:name="P36" style:family="paragraph" style:parent-style-name="Standard">
      <style:text-properties style:font-name="Courier 10 Pitch" fo:font-weight="normal" officeooo:rsid="00e7b336" officeooo:paragraph-rsid="00f35c88" style:font-weight-asian="normal" style:font-weight-complex="normal"/>
    </style:style>
    <style:style style:name="P37" style:family="paragraph" style:parent-style-name="Standard">
      <style:text-properties style:font-name="Courier 10 Pitch" fo:font-weight="normal" officeooo:rsid="00eb89d2" officeooo:paragraph-rsid="00eb89d2" style:font-weight-asian="normal" style:font-weight-complex="normal"/>
    </style:style>
    <style:style style:name="P38" style:family="paragraph" style:parent-style-name="Standard">
      <style:text-properties style:font-name="Courier 10 Pitch" fo:font-weight="normal" officeooo:rsid="00f35c88" officeooo:paragraph-rsid="00f35c88" style:font-weight-asian="normal" style:font-weight-complex="normal"/>
    </style:style>
    <style:style style:name="P39" style:family="paragraph" style:parent-style-name="Standard">
      <style:text-properties style:font-name="Courier 10 Pitch" fo:font-weight="normal" officeooo:rsid="00f3d6bd" officeooo:paragraph-rsid="00f3d6bd" style:font-weight-asian="normal" style:font-weight-complex="normal"/>
    </style:style>
    <style:style style:name="P40" style:family="paragraph" style:parent-style-name="Standard">
      <style:text-properties style:font-name="Courier 10 Pitch" fo:font-weight="normal" officeooo:rsid="00f3d6bd" officeooo:paragraph-rsid="00f45e3e" style:font-weight-asian="normal" style:font-weight-complex="normal"/>
    </style:style>
    <style:style style:name="P41" style:family="paragraph" style:parent-style-name="Standard">
      <style:text-properties style:font-name="Courier 10 Pitch" officeooo:paragraph-rsid="00d7a3b6"/>
    </style:style>
    <style:style style:name="P42" style:family="paragraph" style:parent-style-name="Standard">
      <style:text-properties officeooo:paragraph-rsid="00d7a3b6"/>
    </style:style>
    <style:style style:name="P43" style:family="paragraph" style:parent-style-name="Standard">
      <style:text-properties officeooo:paragraph-rsid="00ddac19"/>
    </style:style>
    <style:style style:name="P44" style:family="paragraph" style:parent-style-name="Standard">
      <style:text-properties officeooo:paragraph-rsid="00f3d6bd"/>
    </style:style>
    <style:style style:name="P45" style:family="paragraph" style:parent-style-name="Standard" style:list-style-name="L1">
      <style:text-properties fo:font-weight="normal" officeooo:rsid="000bb834" officeooo:paragraph-rsid="000e30c9" style:font-weight-asian="normal" style:font-weight-complex="normal"/>
    </style:style>
    <style:style style:name="P46" style:family="paragraph" style:parent-style-name="Standard" style:list-style-name="L1">
      <style:text-properties fo:font-weight="normal" officeooo:rsid="000bb834" officeooo:paragraph-rsid="00d4e43a" style:font-weight-asian="normal" style:font-weight-complex="normal"/>
    </style:style>
    <style:style style:name="P47" style:family="paragraph" style:parent-style-name="Standard" style:list-style-name="L1">
      <style:text-properties fo:font-weight="normal" officeooo:rsid="000bb834" officeooo:paragraph-rsid="0106ec6f" style:font-weight-asian="normal" style:font-weight-complex="normal"/>
    </style:style>
    <style:style style:name="P48" style:family="paragraph" style:parent-style-name="Standard" style:list-style-name="L1">
      <style:text-properties fo:font-weight="normal" officeooo:rsid="00a40786" officeooo:paragraph-rsid="00a40786" style:font-weight-asian="normal" style:font-weight-complex="normal"/>
    </style:style>
    <style:style style:name="P49" style:family="paragraph" style:parent-style-name="Standard" style:list-style-name="L1">
      <style:text-properties fo:font-weight="normal" officeooo:rsid="00a40786" officeooo:paragraph-rsid="00d4e43a" style:font-weight-asian="normal" style:font-weight-complex="normal"/>
    </style:style>
    <style:style style:name="P50" style:family="paragraph" style:parent-style-name="Standard" style:list-style-name="L1">
      <style:text-properties fo:font-weight="normal" officeooo:rsid="00a40786" officeooo:paragraph-rsid="0106ec6f" style:font-weight-asian="normal" style:font-weight-complex="normal"/>
    </style:style>
    <style:style style:name="P51" style:family="paragraph" style:parent-style-name="Standard" style:list-style-name="L1">
      <style:text-properties fo:font-weight="normal" officeooo:rsid="00a51fca" officeooo:paragraph-rsid="00a51fca" style:font-weight-asian="normal" style:font-weight-complex="normal"/>
    </style:style>
    <style:style style:name="P52" style:family="paragraph" style:parent-style-name="Standard" style:list-style-name="L1">
      <style:text-properties fo:font-weight="normal" officeooo:rsid="00a51fca" officeooo:paragraph-rsid="00d4e43a" style:font-weight-asian="normal" style:font-weight-complex="normal"/>
    </style:style>
    <style:style style:name="P53" style:family="paragraph" style:parent-style-name="Standard" style:list-style-name="L1">
      <style:text-properties fo:font-weight="normal" officeooo:rsid="00a51fca" officeooo:paragraph-rsid="0106ec6f" style:font-weight-asian="normal" style:font-weight-complex="normal"/>
    </style:style>
    <style:style style:name="P54" style:family="paragraph" style:parent-style-name="Standard" style:list-style-name="L1">
      <style:text-properties fo:font-weight="normal" officeooo:rsid="00b16f0b" officeooo:paragraph-rsid="00b16f0b" style:font-weight-asian="normal" style:font-weight-complex="normal"/>
    </style:style>
    <style:style style:name="P55" style:family="paragraph" style:parent-style-name="Standard" style:list-style-name="L1">
      <style:text-properties fo:font-weight="normal" officeooo:rsid="00b16f0b" officeooo:paragraph-rsid="00d4e43a" style:font-weight-asian="normal" style:font-weight-complex="normal"/>
    </style:style>
    <style:style style:name="P56" style:family="paragraph" style:parent-style-name="Standard" style:list-style-name="L1">
      <style:text-properties fo:font-weight="normal" officeooo:rsid="00b16f0b" officeooo:paragraph-rsid="0106ec6f" style:font-weight-asian="normal" style:font-weight-complex="normal"/>
    </style:style>
    <style:style style:name="P57" style:family="paragraph" style:parent-style-name="Standard">
      <style:text-properties fo:font-weight="normal" officeooo:rsid="00eb89d2" officeooo:paragraph-rsid="00eb89d2" style:font-weight-asian="normal" style:font-weight-complex="normal"/>
    </style:style>
    <style:style style:name="P58" style:family="paragraph" style:parent-style-name="Standard">
      <style:paragraph-properties fo:text-align="center" style:justify-single-word="false"/>
      <style:text-properties fo:font-weight="normal" officeooo:rsid="00dec0bf" officeooo:paragraph-rsid="0106ec6f" style:font-weight-asian="normal" style:font-weight-complex="normal"/>
    </style:style>
    <style:style style:name="P59" style:family="paragraph" style:parent-style-name="Standard">
      <style:text-properties fo:font-weight="normal" officeooo:rsid="00dec0bf" officeooo:paragraph-rsid="0106ec6f" style:font-weight-asian="normal" style:font-weight-complex="normal"/>
    </style:style>
    <style:style style:name="P60" style:family="paragraph" style:parent-style-name="Standard">
      <style:text-properties fo:font-weight="normal" officeooo:rsid="009052f0" officeooo:paragraph-rsid="0106ec6f" style:font-weight-asian="normal" style:font-weight-complex="normal"/>
    </style:style>
    <style:style style:name="P61" style:family="paragraph" style:parent-style-name="Standard">
      <style:text-properties fo:font-style="italic" fo:font-weight="normal" officeooo:rsid="00c37a98" officeooo:paragraph-rsid="00ced068" style:font-style-asian="italic" style:font-weight-asian="normal" style:font-style-complex="italic" style:font-weight-complex="normal"/>
    </style:style>
    <style:style style:name="P62" style:family="paragraph" style:parent-style-name="Standard">
      <style:paragraph-properties fo:text-align="center" style:justify-single-word="false"/>
      <style:text-properties fo:font-weight="bold" officeooo:rsid="000bb834" officeooo:paragraph-rsid="0106ec6f" style:font-weight-asian="bold" style:font-weight-complex="bold"/>
    </style:style>
    <style:style style:name="P63" style:family="paragraph" style:parent-style-name="Standard">
      <style:text-properties fo:font-weight="bold" officeooo:rsid="000bb834" officeooo:paragraph-rsid="0106ec6f" style:font-weight-asian="bold" style:font-weight-complex="bold"/>
    </style:style>
    <style:style style:name="P64" style:family="paragraph" style:parent-style-name="Standard">
      <style:text-properties fo:font-weight="bold" officeooo:rsid="000e30c9" officeooo:paragraph-rsid="0106ec6f" style:font-weight-asian="bold" style:font-weight-complex="bold"/>
    </style:style>
    <style:style style:name="P65" style:family="paragraph" style:parent-style-name="Standard">
      <style:text-properties fo:font-weight="bold" officeooo:rsid="00b96035" officeooo:paragraph-rsid="0106ec6f" style:font-weight-asian="bold" style:font-weight-complex="bold"/>
    </style:style>
    <style:style style:name="P66" style:family="paragraph" style:parent-style-name="Standard">
      <style:text-properties fo:font-weight="bold" officeooo:rsid="00c210ba" officeooo:paragraph-rsid="0106ec6f" style:font-weight-asian="bold" style:font-weight-complex="bold"/>
    </style:style>
    <style:style style:name="P67" style:family="paragraph" style:parent-style-name="Standard">
      <style:paragraph-properties fo:text-align="center" style:justify-single-word="false"/>
      <style:text-properties style:text-underline-style="solid" style:text-underline-width="auto" style:text-underline-color="font-color" fo:font-weight="bold" officeooo:rsid="00abcee9" officeooo:paragraph-rsid="0106ec6f" style:font-weight-asian="bold" style:font-weight-complex="bold"/>
    </style:style>
    <style:style style:name="P68" style:family="paragraph" style:parent-style-name="Standard">
      <style:text-properties style:font-name="Courier 10 Pitch" fo:font-weight="normal" officeooo:rsid="00dec0bf" officeooo:paragraph-rsid="0106ec6f" style:font-weight-asian="normal" style:font-weight-complex="normal"/>
    </style:style>
    <style:style style:name="P69" style:family="paragraph" style:parent-style-name="Standard">
      <style:text-properties style:font-name="Courier 10 Pitch" officeooo:paragraph-rsid="0106ec6f"/>
    </style:style>
    <style:style style:name="P70" style:family="paragraph" style:parent-style-name="Standard">
      <style:text-properties officeooo:paragraph-rsid="0106ec6f"/>
    </style:style>
    <style:style style:name="P71" style:family="paragraph" style:parent-style-name="Standard">
      <style:paragraph-properties fo:text-align="center" style:justify-single-word="false" fo:break-before="page"/>
      <style:text-properties fo:font-weight="bold" officeooo:rsid="000bb834" officeooo:paragraph-rsid="00d4e43a" style:font-weight-asian="bold" style:font-weight-complex="bold"/>
    </style:style>
    <style:style style:name="P72" style:family="paragraph" style:parent-style-name="Standard">
      <style:paragraph-properties fo:text-align="center" style:justify-single-word="false" fo:break-before="page"/>
      <style:text-properties fo:font-weight="bold" officeooo:rsid="000bb834" officeooo:paragraph-rsid="0106ec6f" style:font-weight-asian="bold" style:font-weight-complex="bold"/>
    </style:style>
    <style:style style:name="T1" style:family="text">
      <style:text-properties fo:font-weight="normal" officeooo:rsid="00b96035" style:font-weight-asian="normal" style:font-weight-complex="normal"/>
    </style:style>
    <style:style style:name="T2" style:family="text">
      <style:text-properties fo:font-weight="normal" officeooo:rsid="00c02d97"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e30c9"/>
    </style:style>
    <style:style style:name="T6" style:family="text">
      <style:text-properties officeooo:rsid="001acdff"/>
    </style:style>
    <style:style style:name="T7" style:family="text">
      <style:text-properties officeooo:rsid="009e102d"/>
    </style:style>
    <style:style style:name="T8" style:family="text">
      <style:text-properties officeooo:rsid="00a40786"/>
    </style:style>
    <style:style style:name="T9" style:family="text">
      <style:text-properties officeooo:rsid="00ba39f9"/>
    </style:style>
    <style:style style:name="T10" style:family="text">
      <style:text-properties style:font-name="Courier 10 Pitch" fo:font-weight="normal" officeooo:rsid="00f3d6bd" style:font-weight-asian="normal" style:font-weight-complex="normal"/>
    </style:style>
    <style:style style:name="T11" style:family="text">
      <style:text-properties officeooo:rsid="00bf0892"/>
    </style:style>
    <style:style style:name="T12" style:family="text">
      <style:text-properties officeooo:rsid="00c02d97"/>
    </style:style>
    <style:style style:name="T13" style:family="text">
      <style:text-properties officeooo:rsid="00d954ca"/>
    </style:style>
    <style:style style:name="T14" style:family="text">
      <style:text-properties officeooo:rsid="00f0cbc5"/>
    </style:style>
    <style:style style:name="T15" style:family="text">
      <style:text-properties officeooo:rsid="00f2df4c"/>
    </style:style>
    <style:style style:name="T16" style:family="text">
      <style:text-properties officeooo:rsid="00f35c88"/>
    </style:style>
    <style:style style:name="T17" style:family="text">
      <style:text-properties style:font-name="Courier 10 Pitch"/>
    </style:style>
    <style:style style:name="T18" style:family="text">
      <style:text-properties fo:font-weight="bold" style:font-weight-asian="bold" style:font-weight-complex="bold"/>
    </style:style>
    <style:style style:name="T19" style:family="text">
      <style:text-properties officeooo:rsid="01014222"/>
    </style:style>
    <style:style style:name="T20" style:family="text">
      <style:text-properties officeooo:rsid="01064b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lege of Engineering Pune</text:p>
      <text:p text:style-name="P2">Data Structures and Algorithms Laboratory <text:tab/><text:tab/>AY 2017-18 <text:tab/><text:tab/>Sem <text:s/>- III<text:tab/></text:p>
      <text:p text:style-name="P2">Laboratory Test – <text:span text:style-name="T7">3</text:span> <text:span text:style-name="T7">(End Sem)<text:tab/></text:span><text:tab/>Date: <text:span text:style-name="T7">3 Dec </text:span><text:s/>2017<text:tab/><text:span text:style-name="T6">Student’s MIS ID: _______________</text:span></text:p>
      <text:p text:style-name="P25">Morning Session</text:p>
      <text:p text:style-name="P7">Instructions:</text:p>
      <text:list xml:id="list3452975497000090691" text:style-name="L1">
        <text:list-item>
          <text:p text:style-name="P45">Submit all files as a single .tar.gz file named as <text:span text:style-name="T15">MISID.tar.gz on COEP Moodle, when you are done. </text:span></text:p>
        </text:list-item>
        <text:list-item>
          <text:p text:style-name="P45">Marks will be awarded for: proper type definitions, proper function prototypes, correctness, handling all the cases, efficiency, proper separation of code in separate files, <text:s/><text:span text:style-name="T8">execution of sufficient and exhaustive number of test cases. </text:span></text:p>
        </text:list-item>
        <text:list-item>
          <text:p text:style-name="P48">For all the programs that you write in this exam you have to provide test data as well. <text:s/>Each problem description details how to provide the test data.</text:p>
        </text:list-item>
        <text:list-item>
          <text:p text:style-name="P51">If your program does not compile or is not indented properly, then you will get maximum half of the credit of the problem. </text:p>
        </text:list-item>
        <text:list-item>
          <text:p text:style-name="P54">You can use any standard C library functions. </text:p>
        </text:list-item>
      </text:list>
      <text:p text:style-name="P13"/>
      <text:p text:style-name="P9">[Problem 1: 25 Marks]</text:p>
      <text:p text:style-name="P15">Implement a data type for a binary search tree of <text:span text:style-name="T9">the </text:span>structures </text:p>
      <text:p text:style-name="P28">typedef struct data { int id; char name[16];}; //<text:span text:style-name="T3"> the key is 'id'. </text:span></text:p>
      <text:p text:style-name="P15"/>
      <text:p text:style-name="P15">Implement following operations:</text:p>
      <text:p text:style-name="P28">void tinit(tree *t);</text:p>
      <text:p text:style-name="P29">void insert(tree *t, data d);</text:p>
      <text:p text:style-name="P29">tree copy(tree t); // returns a copy of the tree </text:p>
      <text:p text:style-name="P28">void inorder(tree t);</text:p>
      <text:p text:style-name="P29">tree min(tree t); // return a pointer to min value node.</text:p>
      <text:p text:style-name="P15"/>
      <text:p text:style-name="P15">Write a main() function which will test the tree code thoroughly. Write your code in such a way that the user should not be required to enter any data. You may read your test data from a file <text:span text:style-name="T11">(submit all such files)</text:span>. The output on screen should be such that it will convince the examiner that the tree code is fully functional. <text:span text:style-name="T12">Main() should </text:span>not take command line arguments, and should use fixed file names <text:span text:style-name="T12">in the code. </text:span></text:p>
      <text:p text:style-name="P15"/>
      <text:p text:style-name="P28">Filenames: tree.c tree.h <text:s/>treemain.c <text:s/>(also submit other data files)</text:p>
      <text:p text:style-name="P4"/>
      <text:p text:style-name="P11">[Problem 2: 25 Marks]</text:p>
      <text:p text:style-name="P16">Implement a polynomial data type. It should be implemented using structures which are s<text:span text:style-name="T3">equentially linked using singly circular linking.</text:span> <text:s/>The data type should support following operations: </text:p>
      <text:p text:style-name="P30">void initPoly(poly *a);</text:p>
      <text:p text:style-name="P30">void addEntry(poly *a, double coeff, double power);</text:p>
      <text:p text:style-name="P30">poly addPoly(poly a, poly b);</text:p>
      <text:p text:style-name="P30">poly multPoly(poly a, poly b);</text:p>
      <text:p text:style-name="P30">double eval(poly a, double val); </text:p>
      <text:p text:style-name="P31">double findOneRoot(poly a); // finds any one root</text:p>
      <text:p text:style-name="P61">Note that due to double coeff and power, you should be using the proper floating type operations/library functions. <text:s/></text:p>
      <text:p text:style-name="P17"/>
      <text:p text:style-name="P17">For finding root you can use the bisection method: <text:span text:style-name="T3">Let f be a continuous function, for which one knows an interval [a, b] such that f(a) and f(b) have opposite signs (a bracket). Let c = (a +b)/2 be the middle of the interval (the midpoint or the point that bisects the interval). Then either f(a) and f(c), or f(c) and f(b) have opposite signs, and one has divided by two the size of the interval. <text:s/>Keep repeating this process. You can also use any other method.</text:span></text:p>
      <text:p text:style-name="P16"/>
      <text:p text:style-name="P16"><text:span text:style-name="T17">Filenames for the datatype: poly.h , poly.c</text:span> </text:p>
      <text:p text:style-name="P16"/>
      <text:p text:style-name="P16">You can write a main() function in another file to test your data type, but <text:span text:style-name="T18">DO NOT </text:span>submit it.</text:p>
      <text:p text:style-name="P71">College of Engineering Pune</text:p>
      <text:p text:style-name="P3">Data Structures and Algorithms Laboratory <text:tab/><text:tab/>AY 2017-18 <text:tab/><text:tab/>Sem <text:s/>- III<text:tab/></text:p>
      <text:p text:style-name="P3">Laboratory Test – <text:span text:style-name="T7">3</text:span> <text:span text:style-name="T7">(End Sem)<text:tab/></text:span><text:tab/>Date: <text:span text:style-name="T7">3 Dec </text:span><text:s/>2017<text:tab/><text:span text:style-name="T6">Student’s MIS ID: _______________</text:span></text:p>
      <text:p text:style-name="P26">Morning Session</text:p>
      <text:p text:style-name="P8">Instructions:</text:p>
      <text:list xml:id="list165739927875270" text:continue-list="list3452975497000090691" text:style-name="L1">
        <text:list-item text:start-value="1">
          <text:p text:style-name="P46">Submit all files as a single .tar.gz file named as MISID.tar.gz <text:span text:style-name="T5">on COEP Moodle, when you are done. </text:span></text:p>
        </text:list-item>
        <text:list-item>
          <text:p text:style-name="P46">Marks will be awarded for: proper type definitions, proper function prototypes, correctness, handling all the cases, efficiency, proper separation of code in separate files, <text:s/><text:span text:style-name="T8">execution of sufficient and exhaustive number of test cases. </text:span></text:p>
        </text:list-item>
        <text:list-item>
          <text:p text:style-name="P49">For all the programs that you write in this exam you have to provide test data as well. <text:s/>Each problem description details how to provide the test data.</text:p>
        </text:list-item>
        <text:list-item>
          <text:p text:style-name="P52">If your program does not compile or is not indented properly, then you will get maximum half of the credit of the problem. </text:p>
        </text:list-item>
        <text:list-item>
          <text:p text:style-name="P55">You can use any standard C library functions. </text:p>
        </text:list-item>
      </text:list>
      <text:p text:style-name="P14"/>
      <text:p text:style-name="P10">[Problem 1: 25 Marks]</text:p>
      <text:p text:style-name="P19">Implement a ‘list of integers’ data type, using singly circular <text:span text:style-name="T19">linked </text:span>implementation. </text:p>
      <text:p text:style-name="P19">Implement the following functions:</text:p>
      <text:p text:style-name="P19"/>
      <text:p text:style-name="P34">void init(list *l);</text:p>
      <text:p text:style-name="P34">void append(list *l, int val);</text:p>
      <text:p text:style-name="P34">void traverse(list *l);</text:p>
      <text:p text:style-name="P34">int remov(list *l, int pos);</text:p>
      <text:p text:style-name="P34">void sort(list *l);</text:p>
      <text:p text:style-name="P34"/>
      <text:p text:style-name="P20">Write a main() function which will test the list code thoroughly. Write your code in such a way that the user should not be required to enter any data. You may read your test data from a file that you create and submit. The output on screen should be such that it will convince the examiner that the list code is fully functional. <text:span text:style-name="T12">Main() should not take command line arguments, and should use fixed file names in the code. </text:span></text:p>
      <text:p text:style-name="P19"/>
      <text:p text:style-name="P35">Filenames: list.c list.h listmain.c <text:s/><text:span text:style-name="T13">(also submit other test data files)</text:span></text:p>
      <text:p text:style-name="P6"/>
      <text:p text:style-name="P12">[Problem 2: 25 Marks]</text:p>
      <text:p text:style-name="P22">Implement a graph data type using <text:span text:style-name="T4">adjacency lists</text:span> as data structure. You may refer to the textbook to understand the adjacency list data structure. </text:p>
      <text:p text:style-name="P22"/>
      <text:p text:style-name="P22">Implement the following operations on the graph:</text:p>
      <text:p text:style-name="P37">void initGraph(graph *g, int n);</text:p>
      <text:p text:style-name="P37">int getn(graph *g);</text:p>
      <text:p text:style-name="P37">void printGraph(graph *g);</text:p>
      <text:p text:style-name="Standard">/* Creates a graph from a text file, which has the weights of edges stored in row-column fashion, as discussed in class. */</text:p>
      <text:p text:style-name="P37">graph *createGraphFromFile(char *filename);</text:p>
      <text:p text:style-name="Standard">/* returns a set of edges using <text:span text:style-name="T20">P</text:span>rim's algorithm The code should be the most efficient possible, using a min heap. You should write the min-heap as a separate type in a separate file. */ </text:p>
      <text:p text:style-name="P37">edge *prims(graph *g, int start);</text:p>
      <text:p text:style-name="P37"/>
      <text:p text:style-name="P37">Filenames: graph.c graph.h <text:span text:style-name="T14">min</text:span>heap.h <text:s/><text:span text:style-name="T14">min</text:span>heap.c </text:p>
      <text:p text:style-name="P22"/>
      <text:p text:style-name="P22">You can write a main() function in another file to test your data type, but DO NOT submit it.</text:p>
      <text:p text:style-name="P72">College of Engineering Pune</text:p>
      <text:p text:style-name="P62">Data Structures and Algorithms Laboratory <text:tab/><text:tab/>AY 2017-18 <text:tab/><text:tab/>Sem <text:s/>- III<text:tab/></text:p>
      <text:p text:style-name="P62">Laboratory Test – <text:span text:style-name="T7">3</text:span> <text:span text:style-name="T7">(End Sem)<text:tab/></text:span><text:tab/>Date: <text:span text:style-name="T7">3 Dec </text:span><text:s/>2017<text:tab/><text:span text:style-name="T6">Student’s MIS ID: _______________</text:span></text:p>
      <text:p text:style-name="P67">Morning Session</text:p>
      <text:p text:style-name="P64">Instructions:</text:p>
      <text:list xml:id="list165738920531638" text:continue-list="list165739927875270" text:style-name="L1">
        <text:list-item text:start-value="1">
          <text:p text:style-name="P47">Submit all files as a single .tar.gz file named as MISID.tar.gz <text:span text:style-name="T5">on COEP Moodle, when you are done. </text:span></text:p>
        </text:list-item>
        <text:list-item>
          <text:p text:style-name="P47">Marks will be awarded for: proper type definitions, proper function prototypes, correctness, handling all the cases, efficiency, proper separation of code in separate files, <text:s/><text:span text:style-name="T8">execution of sufficient and exhaustive number of test cases. </text:span></text:p>
        </text:list-item>
        <text:list-item>
          <text:p text:style-name="P50">For all the programs that you write in this exam you have to provide test data as well. <text:s/>Each problem description details how to provide the test data.</text:p>
        </text:list-item>
        <text:list-item>
          <text:p text:style-name="P53">If your program does not compile or is not indented properly, then you will get maximum half of the credit of the problem. </text:p>
        </text:list-item>
        <text:list-item>
          <text:p text:style-name="P56">You can use any standard C library functions. </text:p>
        </text:list-item>
      </text:list>
      <text:p text:style-name="P60"/>
      <text:p text:style-name="P65">[Problem 1: 25 Marks]</text:p>
      <text:p text:style-name="P70">Implement a data type for a directed graph using adjacency matrix data type.</text:p>
      <text:p text:style-name="P70">Implement the following functions: </text:p>
      <text:p text:style-name="P69">void init(graph *g, int n); // create 2-d array, initialise to zero</text:p>
      <text:p text:style-name="P69">void printgraph(graph *g); // print the graph as a matrix</text:p>
      <text:p text:style-name="P69">void insertedge(graph *g, int from, int to, int weight);</text:p>
      <text:p text:style-name="P69">void depthwise(graph *g, int v);</text:p>
      <text:p text:style-name="P69">void levelwise(graph *g, int v);</text:p>
      <text:p text:style-name="P69"/>
      <text:p text:style-name="P70">Write a main() function which will test the graph code thoroughly. Write your code in such a way that the user should not be required to enter any data. You may read your test data from a file that you create and submit. The output on screen should be such that it will convince the examiner that the graph code is fully functional. <text:span text:style-name="T2">Main() should </text:span><text:span text:style-name="T1">not take command line arguments, and should use fixed file names </text:span><text:span text:style-name="T2">in the code. </text:span></text:p>
      <text:p text:style-name="P70"/>
      <text:p text:style-name="P69">Filenames: graph.c graph.h graphmain.c <text:s/><text:span text:style-name="T13">(also submit other test data files)</text:span></text:p>
      <text:p text:style-name="P63"/>
      <text:p text:style-name="P66">[Problem 2: 25 Marks]</text:p>
      <text:p text:style-name="P59">Implement a polynomial data type. <text:s/>It should be implemented using array to store the entries in a polynomial. </text:p>
      <text:p text:style-name="P59">The data type should support following operations: </text:p>
      <text:p text:style-name="P68">void initPoly(poly *a);</text:p>
      <text:p text:style-name="P68">void addEntry(poly *a, double coeff, double power); </text:p>
      <text:p text:style-name="P68">poly subPoly(poly a, poly b); // subtract two polynomials</text:p>
      <text:p text:style-name="P68">poly multPoly(poly a, poly b);</text:p>
      <text:p text:style-name="P68">double eval(poly a, double val); </text:p>
      <text:p text:style-name="P68">double findOneRoot(poly a);// finds any one root</text:p>
      <text:p text:style-name="P68"/>
      <text:p text:style-name="P59">Note that due to double coeff and power, you should be using the proper floating type operations/library functions. </text:p>
      <text:p text:style-name="P59">For finding root you can use the False Position method: <text:span text:style-name="T3">Let f be a continuous function, for which one knows an interval [a, b] such that f(a) and f(b) have opposite signs (a bracket). <text:s/>Then we use c = (a.f(b) - b.f(a)) /(f(b) - f(a)) <text:s/>as the point giving us the next interval of choice. Then either f(a) and f(c), or f(c) and f(b) have opposite signs, and we select the appropriate interval. Keep repeating this process. You can also use any other method.</text:span></text:p>
      <text:p text:style-name="P59"/>
      <text:p text:style-name="P68">Filenames for the datatype: poly.h , poly.c </text:p>
      <text:p text:style-name="P59"/>
      <text:p text:style-name="P58">You can write a main() function in another file to test your data type, but DO NOT submit it.</text:p>
      <text:p text:style-name="P71">College of Engineering Pune</text:p>
      <text:p text:style-name="P3">Data Structures and Algorithms Laboratory <text:tab/><text:tab/>AY 2017-18 <text:tab/><text:tab/>Sem <text:s/>- III<text:tab/></text:p>
      <text:p text:style-name="P3">Laboratory Test – <text:span text:style-name="T7">3</text:span> <text:span text:style-name="T7">(End Sem)<text:tab/></text:span><text:tab/>Date: <text:span text:style-name="T7">3 Dec </text:span><text:s/>2017<text:tab/><text:span text:style-name="T6">Student’s MIS ID: _______________</text:span></text:p>
      <text:p text:style-name="P26">Morning Session</text:p>
      <text:p text:style-name="P8">Instructions:</text:p>
      <text:list xml:id="list165740848754632" text:continue-list="list165738920531638" text:style-name="L1">
        <text:list-item text:start-value="1">
          <text:p text:style-name="P46">Submit all files as a single .tar.gz file named as MISID.tar.gz <text:span text:style-name="T5">on COEP Moodle, when you are done. </text:span></text:p>
        </text:list-item>
        <text:list-item>
          <text:p text:style-name="P46">Marks will be awarded for: proper type definitions, proper function prototypes, correctness, handling all the cases, efficiency, proper separation of code in separate files, <text:s/><text:span text:style-name="T8">execution of sufficient and exhaustive number of test cases. </text:span></text:p>
        </text:list-item>
        <text:list-item>
          <text:p text:style-name="P49">For all the programs that you write in this exam you have to provide test data as well. <text:s/>Each problem description details how to provide the test data.</text:p>
        </text:list-item>
        <text:list-item>
          <text:p text:style-name="P52">If your program does not compile or is not indented properly, then you will get maximum half of the credit of the problem. </text:p>
        </text:list-item>
        <text:list-item>
          <text:p text:style-name="P55">You can use any standard C library functions. </text:p>
        </text:list-item>
      </text:list>
      <text:p text:style-name="P14"/>
      <text:p text:style-name="P10">[Problem 1: 25 Marks]</text:p>
      <text:p text:style-name="P23">Implement a list of strings data type, using doubly linked NULL terminated implementation. </text:p>
      <text:p text:style-name="P23">Implement the following functions:</text:p>
      <text:p text:style-name="P23"/>
      <text:p text:style-name="P38">void init(list *l);</text:p>
      <text:p text:style-name="P38">void insert(list *l, char *val, int pos);</text:p>
      <text:p text:style-name="P38">void traverse(list *l);</text:p>
      <text:p text:style-name="P38">char *removelast(list *l); // removes last element</text:p>
      <text:p text:style-name="P38">void reverse(list *l);</text:p>
      <text:p text:style-name="P38"/>
      <text:p text:style-name="P23">Write a main() function which will test the list code thoroughly. Write your code in such a way that the user should not be required to enter any data. You may read your test data from a file that you create and submit. The output on screen should be such that it will convince the examiner that the list code is fully functional. <text:span text:style-name="T12">Main() should not take command line arguments, and should use fixed file names in the code. </text:span></text:p>
      <text:p text:style-name="P21"/>
      <text:p text:style-name="P36">Filenames: <text:span text:style-name="T16">dll</text:span>.c <text:span text:style-name="T16">dll</text:span>.h <text:span text:style-name="T16">dll</text:span>main.c <text:s/><text:span text:style-name="T13">(also submit other test data files)</text:span></text:p>
      <text:p text:style-name="P23"/>
      <text:p text:style-name="P12">[Problem 2: 25 Marks]</text:p>
      <text:p text:style-name="P24">Implement a graph data type using <text:span text:style-name="T4">adjacency lists</text:span> as data structure. You may refer to the textbook to understand the adjacency list data structure. </text:p>
      <text:p text:style-name="P24"/>
      <text:p text:style-name="P24">Implement the following operations on the graph:</text:p>
      <text:p text:style-name="P39">void initGraph(graph *g, int n);</text:p>
      <text:p text:style-name="P39">int getn(graph *g);</text:p>
      <text:p text:style-name="P40">void printLevelwise(graph *g); // print levelwise traversal</text:p>
      <text:p text:style-name="P39">void printGraph(graph *g);</text:p>
      <text:p text:style-name="P44">&lt;define this return type&gt; <text:span text:style-name="T10">sssp(graph *g, int start);</text:span></text:p>
      <text:p text:style-name="P39"/>
      <text:p text:style-name="P39">Filenames: graph.c graph.h </text:p>
      <text:p text:style-name="P24"/>
      <text:p text:style-name="P24">You can write a main() function in another file to test your data type, but DO NOT submi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e0d0" officeooo:paragraph-rsid="0039e0d0"/>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A" text:select-page="current">A</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0:58:52.404160917</meta:creation-date>
    <dc:date>2017-12-02T16:57:36.160458561</dc:date>
    <meta:editing-duration>PT8H41M12S</meta:editing-duration>
    <meta:editing-cycles>188</meta:editing-cycles>
    <meta:generator>LibreOffice/5.1.4.2$Linux_X86_64 LibreOffice_project/f99d75f39f1c57ebdd7ffc5f42867c12031db97a</meta:generator>
    <meta:print-date>2017-12-02T16:37:19.402086720</meta:print-date>
    <meta:document-statistic meta:table-count="0" meta:image-count="0" meta:object-count="0" meta:page-count="4" meta:paragraph-count="129" meta:word-count="1750" meta:character-count="10374" meta:non-whitespace-character-count="8676"/>
  </office:meta>
</office:document-meta>
</file>